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dbda" officeooo:paragraph-rsid="0005dbda"/>
    </style:style>
    <style:style style:name="P2" style:family="paragraph" style:parent-style-name="Standard">
      <style:paragraph-properties fo:text-align="start" style:justify-single-word="false"/>
      <style:text-properties officeooo:rsid="0005dbda" officeooo:paragraph-rsid="0005dbda"/>
    </style:style>
    <style:style style:name="P3" style:family="paragraph" style:parent-style-name="Standard">
      <style:paragraph-properties fo:text-align="start" style:justify-single-word="false"/>
      <style:text-properties officeooo:rsid="0005dbda" officeooo:paragraph-rsid="00079740"/>
    </style:style>
    <style:style style:name="P4" style:family="paragraph" style:parent-style-name="Standard">
      <style:paragraph-properties fo:text-align="start" style:justify-single-word="false"/>
      <style:text-properties officeooo:rsid="0005dbda" officeooo:paragraph-rsid="00079740"/>
    </style:style>
    <style:style style:name="P5" style:family="paragraph" style:parent-style-name="Standard">
      <style:paragraph-properties fo:text-align="start" style:justify-single-word="false"/>
      <style:text-properties officeooo:paragraph-rsid="00079740"/>
    </style:style>
    <style:style style:name="T1" style:family="text">
      <style:text-properties officeooo:rsid="00093fe4"/>
    </style:style>
    <style:style style:name="T2" style:family="text">
      <style:text-properties officeooo:rsid="00091f96"/>
    </style:style>
    <style:style style:name="T3" style:family="text">
      <style:text-properties officeooo:rsid="000a4f9b"/>
    </style:style>
    <style:style style:name="T4" style:family="text">
      <style:text-properties officeooo:rsid="000aee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NET DE BORD </text:p>
      <text:p text:style-name="P1"/>
      <text:p text:style-name="P1"/>
      <text:p text:style-name="P2"/>
      <text:p text:style-name="P2"/>
      <text:p text:style-name="P2">Mercredi 9/12 : <text:s/>- Confection de la maquette 464E67</text:p>
      <text:p text:style-name="P2"/>
      <text:p text:style-name="P3">Jeudi 10/12 : <text:s text:c="5"/>- <text:span text:style-name="T1">Finition de la maquette, </text:span></text:p>
      <text:p text:style-name="P5"><text:span text:style-name="T1"><text:s text:c="27"/>- Création de la page </text:span><text:span text:style-name="T4">HTML</text:span><text:span text:style-name="T1">, </text:span><text:span text:style-name="T4">CSS</text:span><text:span text:style-name="T1">, </text:span><text:span text:style-name="T4">JS</text:span></text:p>
      <text:p text:style-name="P3"><text:s text:c="27"/>- <text:span text:style-name="T1">Ajout </text:span><text:span text:style-name="T3">couleur de fond, </text:span><text:span text:style-name="T1"><text:s/></text:span><text:span text:style-name="T3">navbar et footer </text:span></text:p>
      <text:p text:style-name="P3"><text:s text:c="27"/>- <text:span text:style-name="T2">Premier commit sur Github</text:span></text:p>
      <text:p text:style-name="P3"><text:s text:c="27"/>- <text:span text:style-name="T3">Création de la branche « navbar »</text:span></text:p>
      <text:p text:style-name="P3"/>
      <text:p text:style-name="P3"/>
      <text:p text:style-name="P2">Vendredi 11/12 :</text:p>
      <text:p text:style-name="P2"/>
      <text:p text:style-name="P2">Lundi 12/12 :</text:p>
      <text:p text:style-name="P2"/>
      <text:p text:style-name="P2">Mardi 13/12 :</text:p>
      <text:p text:style-name="P2"/>
      <text:p text:style-name="P2">Mercredi 14/12 :</text:p>
      <text:p text:style-name="P2"/>
      <text:p text:style-name="P2">Jeudi 15/12 :</text:p>
      <text:p text:style-name="P2"/>
      <text:p text:style-name="P2">Vendredi 16/12 :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9T09:41:37.024605922</meta:creation-date>
    <dc:date>2020-12-10T22:51:02.853966876</dc:date>
    <meta:editing-duration>PT5H34M34S</meta:editing-duration>
    <meta:editing-cycles>7</meta:editing-cycles>
    <meta:generator>LibreOffice/6.4.6.2$Linux_X86_64 LibreOffice_project/40$Build-2</meta:generator>
    <meta:document-statistic meta:table-count="0" meta:image-count="0" meta:object-count="0" meta:page-count="1" meta:paragraph-count="13" meta:word-count="67" meta:character-count="447" meta:non-whitespace-character-count="275"/>
  </office:meta>
</office:document-meta>
</file>